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Homomorphic Encryption (HE)</text:p>
      <text:list text:style-name="L1">
        <text:list-item>
          <text:p text:style-name="P1"><text:span text:style-name="T1">Encryption with Intel® HE transformer for nGraph™</text:span></text:p>
          <text:list text:style-name="L2">
            <text:list-item>
              <text:p text:style-name="P2"><text:a xlink:type="simple" xlink:href="https://www.intel.ai/he-transformer-for-ngraph-enabling-deep-learning-on-encrypted-data/" office:name=""><text:span text:style-name="Definition">Blog post</text:span></text:a></text:p>
            </text:list-item>
            <text:list-item>
              <text:p text:style-name="P2"><text:a xlink:type="simple" xlink:href="https://github.com/NervanaSystems/he-transformer#examples" office:name=""><text:span text:style-name="Definition">Examples</text:span></text:a></text:p>
              <text:p text:style-name="First_20_paragraph">Note</text:p>
              <text:p text:style-name="Text_20_body">Some implementations using TensorFlow* may also work with the <text:a xlink:type="simple" xlink:href="https://github.com/tensorflow/ngraph-bridge" office:name=""><text:span text:style-name="Definition">nGraph Bridge repo</text:span></text:a> if older versions of <text:span text:style-name="Source_Text">ngraph-tf</text:span> are not available.</text:p>
            </text:list-item>
          </text:list>
        </text:list-item>
      </text:list>
      <text:p text:style-name="Text_20_body"><text:span text:style-name="T2">The Intel Homomorphic Encryption (HE) transformer for nGraph enables deep learning on encrypted data using homomorphic encryp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momorphic Encryption (HE)</dc:title>
  </office:meta>
</office:document-meta>
</file>